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5172" officeooo:paragraph-rsid="00095172"/>
    </style:style>
    <style:style style:name="P2" style:family="paragraph" style:parent-style-name="Standard">
      <style:text-properties officeooo:rsid="000b3339" officeooo:paragraph-rsid="000b3339"/>
    </style:style>
    <style:style style:name="P3" style:family="paragraph" style:parent-style-name="Standard">
      <style:text-properties officeooo:rsid="000cb881" officeooo:paragraph-rsid="000cb881"/>
    </style:style>
    <style:style style:name="P4" style:family="paragraph" style:parent-style-name="Standard">
      <style:text-properties officeooo:rsid="000da8b2" officeooo:paragraph-rsid="000da8b2"/>
    </style:style>
    <style:style style:name="P5" style:family="paragraph" style:parent-style-name="Standard">
      <style:text-properties officeooo:rsid="000df0a1" officeooo:paragraph-rsid="000df0a1"/>
    </style:style>
    <style:style style:name="P6" style:family="paragraph" style:parent-style-name="Standard">
      <style:text-properties officeooo:rsid="000ed763" officeooo:paragraph-rsid="000ed763"/>
    </style:style>
    <style:style style:name="P7" style:family="paragraph" style:parent-style-name="Standard">
      <style:text-properties officeooo:rsid="00107c79" officeooo:paragraph-rsid="00107c79"/>
    </style:style>
    <style:style style:name="P8" style:family="paragraph" style:parent-style-name="Standard">
      <style:text-properties officeooo:rsid="001256f2" officeooo:paragraph-rsid="001256f2"/>
    </style:style>
    <style:style style:name="P9" style:family="paragraph" style:parent-style-name="Standard">
      <style:text-properties officeooo:rsid="0013384a" officeooo:paragraph-rsid="0013384a"/>
    </style:style>
    <style:style style:name="P10" style:family="paragraph" style:parent-style-name="Standard">
      <style:text-properties officeooo:rsid="00153424" officeooo:paragraph-rsid="00153424"/>
    </style:style>
    <style:style style:name="P11" style:family="paragraph" style:parent-style-name="Standard">
      <style:text-properties officeooo:rsid="00165465" officeooo:paragraph-rsid="00165465"/>
    </style:style>
    <style:style style:name="P12" style:family="paragraph" style:parent-style-name="Standard">
      <style:text-properties officeooo:rsid="0017a92a" officeooo:paragraph-rsid="0017a92a"/>
    </style:style>
    <style:style style:name="P13" style:family="paragraph" style:parent-style-name="Standard">
      <style:text-properties officeooo:rsid="00187f55" officeooo:paragraph-rsid="00187f55"/>
    </style:style>
    <style:style style:name="P14" style:family="paragraph" style:parent-style-name="Standard">
      <style:text-properties officeooo:rsid="0018d5ac" officeooo:paragraph-rsid="0018d5ac"/>
    </style:style>
    <style:style style:name="P15" style:family="paragraph" style:parent-style-name="Standard">
      <style:text-properties officeooo:rsid="001a0276" officeooo:paragraph-rsid="001a0276"/>
    </style:style>
    <style:style style:name="T1" style:family="text">
      <style:text-properties officeooo:rsid="00187f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-Les grands anciens</text:p>
      <text:p text:style-name="P1"><text:tab/>-Création en 1977</text:p>
      <text:p text:style-name="P1">La v1 n’est jamais sortie (n’existe pas)</text:p>
      <text:p text:style-name="P1">Oracle v2 en 79,pas de transactions,mais pas de requêtes sql simples.</text:p>
      <text:p text:style-name="P1"/>
      <text:p text:style-name="P1"><text:tab/>-1999</text:p>
      <text:p text:style-name="P1">Oracle 8i,avec un focus sur une utilisation orientée internet/java</text:p>
      <text:p text:style-name="P1"/>
      <text:p text:style-name="P1"><text:tab/>-2013</text:p>
      <text:p text:style-name="P1">Oracle 12c,de facto un standard</text:p>
      <text:p text:style-name="P1"/>
      <text:p text:style-name="P1"><text:tab/>-2018</text:p>
      <text:p text:style-name="P1">Oracle 18c (pas de version 14 à 17)</text:p>
      <text:p text:style-name="P1"/>
      <text:p text:style-name="P1"/>
      <text:p text:style-name="P1">Schémas,tables et clusters de tables</text:p>
      <text:p text:style-name="P1"/>
      <text:p text:style-name="P1">Schéma de BD : Container de table</text:p>
      <text:p text:style-name="P1"><text:tab/>-Container logique de structures de données</text:p>
      <text:p text:style-name="P1"><text:tab/><text:tab/>Container pour tables,index,partitions,vues,séquences,synonymes…</text:p>
      <text:p text:style-name="P1"><text:tab/>-Chaque uitlisateur Oracle a son schéma</text:p>
      <text:p text:style-name="P1"><text:tab/><text:tab/>Préfixe au nom de l’objet</text:p>
      <text:p text:style-name="P1"><text:tab/><text:tab/>Joe.maTable</text:p>
      <text:p text:style-name="P1"><text:tab/>-Conserve les données dans un élément de stockage appelé Segment (unité de stockage)</text:p>
      <text:p text:style-name="P1"><text:tab/><text:tab/>Sauf vues ou séquences qui sont des métadatas.</text:p>
      <text:p text:style-name="P1"/>
      <text:p text:style-name="P2">Tablespace</text:p>
      <text:p text:style-name="P2"><text:tab/>Espace de stockage logique des objets de schéma</text:p>
      <text:p text:style-name="P2"><text:tab/><text:tab/>Un segment dans un seul TS</text:p>
      <text:p text:style-name="P2"><text:tab/>Pas de lien direct entre Tablespace et schéma</text:p>
      <text:p text:style-name="P2"><text:tab/><text:tab/>Un schéma sur plusieurs tablespace</text:p>
      <text:p text:style-name="P2"><text:tab/><text:tab/>Un TS contient plusieurs schémas</text:p>
      <text:p text:style-name="P2"><text:tab/>Gère les fichiers de stockages</text:p>
      <text:p text:style-name="P2"><text:tab/><text:tab/>Permet d’organiser une réplication au sein d’oracle</text:p>
      <text:p text:style-name="P2"><text:tab/><text:tab/>Oracle crée automatiquement les nouveaux fichiers selon les besoins (auto-extent : ts01.dbf, ts02.dbf,…)</text:p>
      <text:p text:style-name="P2"/>
      <text:p text:style-name="P3">Les types de tables</text:p>
      <text:p text:style-name="P3"><text:tab/>Heap-organized</text:p>
      <text:p text:style-name="P3"><text:tab/><text:tab/>Table par defaut</text:p>
      <text:p text:style-name="P3"><text:tab/><text:tab/>pas d’ordre spécifique pour le stockage</text:p>
      <text:p text:style-name="P3"><text:tab/><text:tab/>un index externe permet de retrouver les données</text:p>
      <text:p text:style-name="P3"><text:tab/>Index Organized</text:p>
      <text:p text:style-name="P3"><text:tab/><text:tab/>Ordonnancement du stcokage selon un indexi interne</text:p>
      <text:p text:style-name="P3"><text:tab/>Table externe</text:p>
      <text:p text:style-name="P3"><text:tab/><text:tab/>Métadonnées en interne à oracle,stockage externalisé</text:p>
      <text:p text:style-name="P3"><text:tab/><text:tab/>réservé à de la lecture seule</text:p>
      <text:p text:style-name="P3"/>
      <text:p text:style-name="P4">Le contenu d’une table</text:p>
      <text:p text:style-name="P4"/>
      <text:p text:style-name="P4">Les colonnes</text:p>
      <text:p text:style-name="P4"><text:tab/>Liées aux attributs</text:p>
      <text:p text:style-name="P4"><text:soft-page-break/>Les colonnes virtuelles</text:p>
      <text:p text:style-name="P4"><text:tab/>Ne prennent pas d’espace disque</text:p>
      <text:p text:style-name="P4"><text:tab/>Calculées à partir d’autres éléments</text:p>
      <text:p text:style-name="P4">Les colonnes invisibles</text:p>
      <text:p text:style-name="P4"><text:tab/>Uniquement accessible si on on connaît leurs noms</text:p>
      <text:p text:style-name="P4">Les tuples correspondent aux lignes dans les colonnes</text:p>
      <text:p text:style-name="P4"/>
      <text:p text:style-name="P4">Les types de données</text:p>
      <text:p text:style-name="P4"><text:tab/>Caractères</text:p>
      <text:p text:style-name="P4"><text:tab/><text:tab/>Varchar2 / char (taille variable)</text:p>
      <text:p text:style-name="P4"><text:tab/><text:tab/>NVarchar2/Nchar (unicode)</text:p>
      <text:p text:style-name="P4"><text:tab/>Numérique</text:p>
      <text:p text:style-name="P4"><text:tab/><text:tab/>Number</text:p>
      <text:p text:style-name="P4"><text:tab/><text:tab/>Binary_float/binary_double</text:p>
      <text:p text:style-name="P4"><text:tab/>Date</text:p>
      <text:p text:style-name="P4"><text:tab/><text:tab/>Date</text:p>
      <text:p text:style-name="P4"><text:tab/><text:tab/>Timestamps</text:p>
      <text:p text:style-name="P4"><text:tab/>RowID(adresse d’un tuple)</text:p>
      <text:p text:style-name="P4"><text:tab/><text:tab/>RowID</text:p>
      <text:p text:style-name="P4"/>
      <text:p text:style-name="P4"/>
      <text:p text:style-name="P5">Compression de données</text:p>
      <text:p text:style-name="P5"/>
      <text:p text:style-name="P5"><text:tab/>Compression standard de table</text:p>
      <text:p text:style-name="P5"><text:tab/><text:tab/>Sauve de l’espace</text:p>
      <text:p text:style-name="P5"><text:tab/><text:tab/>Transparent pour les applis</text:p>
      <text:p text:style-name="P5"/>
      <text:p text:style-name="P5"><text:tab/>Compression des tuples avancées</text:p>
      <text:p text:style-name="P5"><text:tab/><text:tab/>Utilisées sur l’OLTP</text:p>
      <text:p text:style-name="P5"><text:tab/><text:tab/>ALTER TABLE toto ROW STORE COMPRESS ADVANCED</text:p>
      <text:p text:style-name="P5"/>
      <text:p text:style-name="P5">Un cluster de tables</text:p>
      <text:p text:style-name="P5"><text:tab/>Cluster de tables : groupe de tables qui partagent une (ou plusieurs) même colonne et qui stockent les données dans les mêmes blocs</text:p>
      <text:p text:style-name="P5"><text:tab/>Un même bloc de données peut conserver des données sur des tables distinctes</text:p>
      <text:p text:style-name="P5"><text:tab/>Cluster Key : colonne ou group de colonnes partagées par plusieurs tables</text:p>
      <text:p text:style-name="P5"><text:tab/><text:tab/>Les données de différentes tables partageant la même clef sont stockées au même endroit</text:p>
      <text:p text:style-name="P5"/>
      <text:p text:style-name="P5">Sys et System : schémas pas comme les autres</text:p>
      <text:p text:style-name="P5"/>
      <text:p text:style-name="P5">Sys : compte administratif</text:p>
      <text:p text:style-name="P5"><text:tab/>Contient le dictionnaire de données qui permet au moteur de tourner</text:p>
      <text:p text:style-name="P5"><text:tab/>Ne devrait jamais être modifié par l’utilisateur</text:p>
      <text:p text:style-name="P5"/>
      <text:p text:style-name="P5">System : Compte administratif</text:p>
      <text:p text:style-name="P5"><text:tab/>Tables d’informations</text:p>
      <text:p text:style-name="P5"><text:tab/>Utilisé par des options / outils oracle</text:p>
      <text:p text:style-name="P5"><text:tab/>Ne dvrait pas stocker de données métier</text:p>
      <text:p text:style-name="P5"/>
      <text:p text:style-name="P6">+</text:p>
      <text:p text:style-name="P6"><text:tab/>I/O réduits pour les disques</text:p>
      <text:p text:style-name="P6"><text:soft-page-break/><text:tab/>Meilleurs join</text:p>
      <text:p text:style-name="P6"><text:tab/>Moins de stockage utilisé</text:p>
      <text:p text:style-name="P6"/>
      <text:p text:style-name="P6">-</text:p>
      <text:p text:style-name="P6"><text:tab/>dégradation si nombreux updates</text:p>
      <text:p text:style-name="P6"><text:tab/>Scan de tables (select *) plus longs</text:p>
      <text:p text:style-name="P6"/>
      <text:p text:style-name="P6">Les index</text:p>
      <text:p text:style-name="P6"><text:tab/></text:p>
      <text:p text:style-name="P6"><text:tab/>Structure de données qui permet de retrouver la bonne données dans une table</text:p>
      <text:p text:style-name="P6"><text:tab/>Evite de devoir faire un full scan sur une table</text:p>
      <text:p text:style-name="P6"><text:tab/>Crétion manuelle utile si :</text:p>
      <text:p text:style-name="P6"><text:tab/><text:tab/>Une colonne est utilisée fréquemment</text:p>
      <text:p text:style-name="P6"><text:tab/><text:tab/>Une contrainte d’intégrité référentielle existe</text:p>
      <text:p text:style-name="P6"><text:tab/><text:tab/>Une clef unique est en place (création d’index auto) mais vous voulez des options</text:p>
      <text:p text:style-name="P6"><text:tab/>A éviter si remontée &gt; 30 % de la table</text:p>
      <text:p text:style-name="P6"/>
      <text:p text:style-name="P7">Autres structures d’indexation</text:p>
      <text:p text:style-name="P7"><text:tab/></text:p>
      <text:p text:style-name="P7"><text:tab/>Bitmap</text:p>
      <text:p text:style-name="P7"><text:tab/><text:tab/>Un bitmap nous dit oú se trouve la données</text:p>
      <text:p text:style-name="P7"><text:tab/><text:tab/>proche du principe du hachage</text:p>
      <text:p text:style-name="P7"/>
      <text:p text:style-name="P7"><text:tab/>Index basé sur une fonction</text:p>
      <text:p text:style-name="P7"><text:tab/><text:tab/>Problème:trouver la bonne fonction</text:p>
      <text:p text:style-name="P7"><text:tab/></text:p>
      <text:p text:style-name="P7"><text:tab/>Table organisées par index</text:p>
      <text:p text:style-name="P7"><text:tab/><text:tab/>Les données sont directement dans l’index.</text:p>
      <text:p text:style-name="P7"/>
      <text:p text:style-name="P8">Dictionnaire de données</text:p>
      <text:p text:style-name="P8"><text:tab/>Tables en lecture seule</text:p>
      <text:p text:style-name="P8"><text:tab/><text:tab/>Définition des objets schémas de BD</text:p>
      <text:p text:style-name="P8"><text:tab/><text:tab/>Volume utilisé par les objets schémas</text:p>
      <text:p text:style-name="P8"><text:tab/><text:tab/>Nom,rôles et priviléges des utilisateurs</text:p>
      <text:p text:style-name="P8"><text:tab/><text:tab/>Modifications lors de DDL</text:p>
      <text:p text:style-name="P8"><text:tab/>Propriétés de SYS</text:p>
      <text:p text:style-name="P8"><text:tab/>Dénomination des tables</text:p>
      <text:p text:style-name="P8"><text:tab/>DBA_</text:p>
      <text:p text:style-name="P8"><text:tab/><text:tab/>Tous les objets</text:p>
      <text:p text:style-name="P8"><text:tab/>ALL_</text:p>
      <text:p text:style-name="P8"><text:tab/><text:tab/>Objets pour lesquels l’utilisateur à des privilèges</text:p>
      <text:p text:style-name="P8"><text:tab/>USER_</text:p>
      <text:p text:style-name="P8"><text:tab/><text:tab/>Objets dont l’utilisateur est le proprétaire</text:p>
      <text:p text:style-name="P8"/>
      <text:p text:style-name="P8">Vues de performances Dynamiques</text:p>
      <text:p text:style-name="P8"/>
      <text:p text:style-name="P8"><text:tab/>Vues dynamiques</text:p>
      <text:p text:style-name="P8"><text:tab/><text:tab/>Changent avec l’état/activité de la base </text:p>
      <text:p text:style-name="P8"><text:tab/><text:tab/>Param système</text:p>
      <text:p text:style-name="P8"><text:tab/><text:tab/>Allocation mémoire</text:p>
      <text:p text:style-name="P8"><text:tab/><text:tab/>Exécution SQL</text:p>
      <text:p text:style-name="P8"><text:tab/>Noms de vue en V$</text:p>
      <text:p text:style-name="P8"><text:soft-page-break/></text:p>
      <text:p text:style-name="P9">Sous le capot – Stockage</text:p>
      <text:p text:style-name="P9"/>
      <text:p text:style-name="P9">Instance et stockage physique</text:p>
      <text:p text:style-name="P9"><text:tab/>On travaille en méoir (instance),mais on stocke sur disque (data storage)</text:p>
      <text:p text:style-name="P9"/>
      <text:p text:style-name="P9">Stockage physiques</text:p>
      <text:p text:style-name="P9"/>
      <text:p text:style-name="P9"><text:tab/>Plusieurs type de fichiers</text:p>
      <text:p text:style-name="P9"><text:tab/><text:tab/>Data files (.dbf)</text:p>
      <text:p text:style-name="P9"><text:tab/><text:tab/><text:tab/>Lié aux tablespaces</text:p>
      <text:p text:style-name="P9"><text:tab/><text:tab/><text:tab/>Contient les données</text:p>
      <text:p text:style-name="P9"/>
      <text:p text:style-name="P9"><text:tab/><text:tab/>Control file (.ctl)</text:p>
      <text:p text:style-name="P9"><text:tab/><text:tab/><text:tab/>Fichiers de configuration de la base</text:p>
      <text:p text:style-name="P9"><text:tab/><text:tab/><text:tab/>Fichiers de contrôle d’intégrité au lancement</text:p>
      <text:p text:style-name="P9"><text:tab/><text:tab/>Online Redo Log</text:p>
      <text:p text:style-name="P9"><text:tab/><text:tab/><text:tab/>Historique des modifications effectuées</text:p>
      <text:p text:style-name="P9"><text:tab/><text:tab/><text:tab/>Journal des transactions</text:p>
      <text:p text:style-name="P9"/>
      <text:p text:style-name="P10">SP-Ou sont stockées les fichiers : Plusieurs options</text:p>
      <text:p text:style-name="P10"/>
      <text:p text:style-name="P10">Oracle ASM</text:p>
      <text:p text:style-name="P10"><text:tab/>Oracle devient un logical volume manager</text:p>
      <text:p text:style-name="P10"><text:tab/>On donne des volume à oracle qui les gère</text:p>
      <text:p text:style-name="P10"><text:tab/>Permet de faire du raid logiciel,duplic,….</text:p>
      <text:p text:style-name="P10">Géré par l’OS</text:p>
      <text:p text:style-name="P10"><text:tab/>Dans ce cas,c’est Unix/Linux/Windows qui gère</text:p>
      <text:p text:style-name="P10">Cluster file system</text:p>
      <text:p text:style-name="P10"><text:tab/>Oracle RAC</text:p>
      <text:p text:style-name="P10"><text:tab/>Emule un sgf partagé sur un réseau</text:p>
      <text:p text:style-name="P10"><text:tab/>Possibilité de redondance,…</text:p>
      <text:p text:style-name="P10"/>
      <text:p text:style-name="P10">Oracle ASM</text:p>
      <text:p text:style-name="P10"><text:tab/>Automatic Storage Mode</text:p>
      <text:p text:style-name="P10"><text:tab/><text:tab/>Système de Gestion de Fichier / volume Manager</text:p>
      <text:p text:style-name="P10"><text:tab/><text:tab/>Recommandé par Oracle</text:p>
      <text:p text:style-name="P10"/>
      <text:p text:style-name="P10"><text:tab/>Permet de distribuer les données sur plusieurs volumes, les fusionner,dupliquer,…</text:p>
      <text:p text:style-name="P10"><text:tab/>Ré-équilibrage automatique de la distribution des données entre volumes</text:p>
      <text:p text:style-name="P10"><text:tab/>Transparent pour l’utilisateur</text:p>
      <text:p text:style-name="P10"/>
      <text:p text:style-name="P11">Data file sous oracle</text:p>
      <text:p text:style-name="P11"><text:tab/>Un objet/ morceau d’objet d’un schéma est conservé dans un segment.</text:p>
      <text:p text:style-name="P11"><text:tab/><text:tab/>Un segment est rattaché à un seul tablespace</text:p>
      <text:p text:style-name="P11"><text:tab/><text:tab/>Un tablespace fait le lien avec un ou des data files</text:p>
      <text:p text:style-name="P11"><text:tab/><text:tab/>Un data file appartient à un tablespace</text:p>
      <text:p text:style-name="P11"><text:tab/><text:tab/>Un segment est ans un seul tablespace,mais les données peuvent être dispatchées sur plusieurs data files</text:p>
      <text:p text:style-name="P11"><text:s/></text:p>
      <text:p text:style-name="P11">Le data file conserve le SCN</text:p>
      <text:p text:style-name="P11"><text:tab/>Num série de dernière vérification</text:p>
      <text:p text:style-name="P11"><text:soft-page-break/></text:p>
      <text:p text:style-name="P12">Control file sous oracle</text:p>
      <text:p text:style-name="P12"><text:tab/>Essentiel au bon lancement d’oracle</text:p>
      <text:p text:style-name="P12"><text:tab/>Lié à une base de donnée</text:p>
      <text:p text:style-name="P12"><text:tab/><text:tab/>Plusieurs BD sur serveurs, plusieurs CF</text:p>
      <text:p text:style-name="P12"><text:tab/>Spécifie ou trouver les autres fichiers</text:p>
      <text:p text:style-name="P12"><text:tab/>Dupliqué (&lt;tripliqué&gt;) par le système</text:p>
      <text:p text:style-name="P12"><text:tab/><text:tab/>Recommandé de stocker les duplicatas sur des disques différents.</text:p>
      <text:p text:style-name="P12"/>
      <text:p text:style-name="P12">Les infos contenues sont :</text:p>
      <text:p text:style-name="P12"><text:tab/>Nom et ID de la base de données</text:p>
      <text:p text:style-name="P12"><text:tab/>TimeStamp de création de la base</text:p>
      <text:p text:style-name="P12"><text:tab/>Localisation des fichiers (data,Redo,…)</text:p>
      <text:p text:style-name="P12"><text:tab/>Information sur les tablespace</text:p>
      <text:p text:style-name="P12"><text:tab/>Information de Backup RMAN (Recov Manager)</text:p>
      <text:p text:style-name="P12"><text:tab/>SCN</text:p>
      <text:p text:style-name="P12"/>
      <text:p text:style-name="P12">Online redo log</text:p>
      <text:p text:style-name="P12"><text:tab/>Conserve les traces des modifications sur la base</text:p>
      <text:p text:style-name="P12"><text:tab/><text:tab/>Chaque create,Insert,Delete,...sont enregistrés</text:p>
      <text:p text:style-name="P12"><text:tab/><text:tab/>Fichiers circulaires géré par log yriter (LGWR)</text:p>
      <text:p text:style-name="P12"><text:tab/><text:tab/><text:tab/>Quand premier plein,LGWR remplit le second</text:p>
      <text:p text:style-name="P12"><text:tab/><text:tab/><text:tab/>Fichiers en groupes de fichiers avec redondance</text:p>
      <text:p text:style-name="P12"><text:tab/><text:tab/><text:tab/>A stocker sur des disques différents</text:p>
      <text:p text:style-name="P12"><text:tab/>Peuvent être archivés pour garder les traces sur le long terme</text:p>
      <text:p text:style-name="P12"><text:tab/><text:tab/><text:span text:style-name="T1">Archived Redo log</text:span></text:p>
      <text:p text:style-name="P12"/>
      <text:p text:style-name="P12"/>
      <text:p text:style-name="P13">Sous le capot – instance</text:p>
      <text:p text:style-name="P13">L’instance</text:p>
      <text:p text:style-name="P13"><text:tab/>Ensemble de structures en mémoire permettant de gérer les données de la base.</text:p>
      <text:p text:style-name="P13"><text:tab/>Chaque base de données en exécution est reliée à au moins une instance</text:p>
      <text:p text:style-name="P13"><text:tab/>Les composants :</text:p>
      <text:p text:style-name="P13"><text:tab/><text:tab/>Le system global area</text:p>
      <text:p text:style-name="P13"><text:tab/><text:tab/>Des process en fond de tâche</text:p>
      <text:p text:style-name="P14">Patameter files</text:p>
      <text:p text:style-name="P14"><text:tab/>Paramètres de conf de l’instance</text:p>
      <text:p text:style-name="P14"><text:tab/><text:tab/>30 param « basiques »</text:p>
      <text:p text:style-name="P14"><text:tab/><text:tab/>Beaucoup de paramètres optionnels</text:p>
      <text:p text:style-name="P14"><text:tab/>Localisé sur le serveur</text:p>
      <text:p text:style-name="P14"><text:tab/>Formet binaire</text:p>
      <text:p text:style-name="P14"><text:tab/>Create spelfile pour en générer un depuis un ficher texte initial</text:p>
      <text:p text:style-name="P14"/>
      <text:p text:style-name="P14">Text init param file</text:p>
      <text:p text:style-name="P14"><text:tab/>Paramètres d’initialisation</text:p>
      <text:p text:style-name="P14"><text:tab/><text:tab/>Fichier « hérité » des anciennes bases oracle</text:p>
      <text:p text:style-name="P14"><text:tab/><text:tab/>A peu près les mes param que spfile</text:p>
      <text:p text:style-name="P14"><text:tab/><text:tab/>Secondaire par rapport au spfile</text:p>
      <text:p text:style-name="P14"><text:tab/>Localisé sur le serveur d’appli cliente</text:p>
      <text:p text:style-name="P14"><text:tab/>Format Texte</text:p>
      <text:p text:style-name="P14"/>
      <text:p text:style-name="P14"/>
      <text:p text:style-name="P14"><text:soft-page-break/>User global area</text:p>
      <text:p text:style-name="P14"><text:tab/> Mémoire dédiée aux variables de sessions</text:p>
      <text:p text:style-name="P14"><text:tab/><text:tab/>Info de login</text:p>
      <text:p text:style-name="P14"><text:tab/><text:tab/>Info de connexion (IP,port,…)</text:p>
      <text:p text:style-name="P14"><text:tab/><text:tab/>Autres infos de session</text:p>
      <text:p text:style-name="P14"><text:tab/>Doit être dispo pendant toute la session</text:p>
      <text:p text:style-name="P14"><text:tab/><text:tab/>Attention aux serveurs paratagés</text:p>
      <text:p text:style-name="P14"><text:tab/><text:tab/><text:tab/>UGA indépendant du reste. </text:p>
      <text:p text:style-name="P14"/>
      <text:p text:style-name="P14">PGA process globla Area (PGA)</text:p>
      <text:p text:style-name="P14"><text:tab/>Zone mémoire dédiée à un process</text:p>
      <text:p text:style-name="P14"><text:tab/>Zone d’échange entre serveur et client</text:p>
      <text:p text:style-name="P14"><text:tab/><text:tab/>Variables de session</text:p>
      <text:p text:style-name="P14"><text:tab/><text:tab/>Le serveur définit le contenu effectif de la zone</text:p>
      <text:p text:style-name="P14"><text:tab/>Private SQL Area</text:p>
      <text:p text:style-name="P14"><text:tab/><text:tab/>Bind variables</text:p>
      <text:p text:style-name="P14"><text:tab/><text:tab/>Infos sur zone d’exec requête,état du process…</text:p>
      <text:p text:style-name="P14"><text:tab/>SQL Work Area</text:p>
      <text:p text:style-name="P14"><text:tab/><text:tab/>Zone privée pour calculs intensifs (hash join,…)</text:p>
      <text:p text:style-name="P14"/>
      <text:p text:style-name="P15">System global Area (SGA)</text:p>
      <text:p text:style-name="P15"><text:tab/>Zone de travail principal d’oracle</text:p>
      <text:p text:style-name="P15"><text:tab/><text:tab/>Une instance,un SGA</text:p>
      <text:p text:style-name="P15"><text:tab/>Décomposé en plusieurs pools de mémoire</text:p>
      <text:p text:style-name="P15"><text:tab/><text:tab/>Least recently used</text:p>
      <text:p text:style-name="P15"><text:tab/><text:tab/>Temperature based</text:p>
      <text:p text:style-name="P15"/>
      <text:p text:style-name="P15"/>
      <text:p text:style-name="P13"/>
      <text:p text:style-name="P12"/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8:11:25.152587855</meta:creation-date>
    <dc:date>2018-05-04T11:10:07.192994618</dc:date>
    <meta:editing-duration>PT2M30S</meta:editing-duration>
    <meta:editing-cycles>1</meta:editing-cycles>
    <meta:document-statistic meta:table-count="0" meta:image-count="0" meta:object-count="0" meta:page-count="6" meta:paragraph-count="235" meta:word-count="1185" meta:character-count="7773" meta:non-whitespace-character-count="6528"/>
    <meta:generator>LibreOffice/5.1.6.2$Linux_X86_64 LibreOffice_project/10m0$Build-2</meta:generator>
  </office:meta>
</office:document-meta>
</file>